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64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1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9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 style:data-style-name="N8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6" style:family="table-cell" style:parent-style-name="Default" style:data-style-name="N81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1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5" table:number-columns-repeated="1004" table:default-cell-style-name="ce13"/>
        <table:table-row table:style-name="ro1">
          <table:table-cell table:style-name="ce1" office:value-type="string" calcext:value-type="string" table:number-columns-spanned="20" table:number-rows-spanned="3">
            <text:p>Simulationsplan</text:p>
          </table:table-cell>
          <table:covered-table-cell table:style-name="ce17"/>
          <table:covered-table-cell table:number-columns-repeated="18" table:style-name="ce21"/>
          <table:table-cell table:number-columns-repeated="1004"/>
        </table:table-row>
        <table:table-row table:style-name="ro1">
          <table:covered-table-cell table:style-name="ce2"/>
          <table:covered-table-cell table:style-name="ce18"/>
          <table:covered-table-cell table:number-columns-repeated="18"/>
          <table:table-cell table:number-columns-repeated="1004"/>
        </table:table-row>
        <table:table-row table:style-name="ro1">
          <table:covered-table-cell table:style-name="ce2"/>
          <table:covered-table-cell table:style-name="ce18"/>
          <table:covered-table-cell table:number-columns-repeated="18"/>
          <table:table-cell table:number-columns-repeated="1004"/>
        </table:table-row>
        <table:table-row table:style-name="ro1">
          <table:table-cell table:style-name="ce6" office:value-type="string" calcext:value-type="string">
            <text:p>success</text:p>
          </table:table-cell>
          <table:table-cell table:style-name="ce6" office:value-type="string" calcext:value-type="string">
            <text:p>h_[m]</text:p>
          </table:table-cell>
          <table:table-cell table:style-name="ce6" office:value-type="string" calcext:value-type="string">
            <text:p>Pe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<text:span text:style-name="T1">ν_</text:span>[m²/s]</text:p>
          </table:table-cell>
          <table:table-cell table:style-name="ce6" office:value-type="string" calcext:value-type="string">
            <text:p>D_[m²/s]</text:p>
          </table:table-cell>
          <table:table-cell table:style-name="ce6" office:value-type="string" calcext:value-type="string">
            <text:p>u_[m/s]</text:p>
          </table:table-cell>
          <table:table-cell table:style-name="ce6" office:value-type="string" calcext:value-type="string">
            <text:p>x_A</text:p>
          </table:table-cell>
          <table:table-cell table:style-name="ce6" office:value-type="string" calcext:value-type="string">
            <text:p>phi_B</text:p>
          </table:table-cell>
          <table:table-cell table:style-name="ce6" office:value-type="string" calcext:value-type="string">
            <text:p>queue</text:p>
          </table:table-cell>
          <table:table-cell table:style-name="ce6" office:value-type="string" calcext:value-type="string">
            <text:p>total_time_[s]</text:p>
          </table:table-cell>
          <table:table-cell table:style-name="ce6" office:value-type="string" calcext:value-type="string">
            <text:p>export_interval</text:p>
          </table:table-cell>
          <table:table-cell table:style-name="ce6" office:value-type="string" calcext:value-type="string">
            <text:p>iterations</text:p>
          </table:table-cell>
          <table:table-cell table:style-name="ce6" office:value-type="string" calcext:value-type="string">
            <text:p>export_times</text:p>
          </table:table-cell>
          <table:table-cell table:style-name="ce6" office:value-type="string" calcext:value-type="string">
            <text:p>case</text:p>
          </table:table-cell>
          <table:table-cell table:style-name="ce6" office:value-type="string" calcext:value-type="string">
            <text:p>timestep_min_[s]</text:p>
          </table:table-cell>
          <table:table-cell table:style-name="ce6" office:value-type="string" calcext:value-type="string">
            <text:p>fixed_timesteps</text:p>
          </table:table-cell>
          <table:table-cell table:style-name="ce6" office:value-type="string" calcext:value-type="string">
            <text:p>tasks_p_node</text:p>
          </table:table-cell>
          <table:table-cell table:style-name="ce6" office:value-type="string" calcext:value-type="string">
            <text:p>post_wall_time_[h]</text:p>
          </table:table-cell>
          <table:table-cell table:style-name="ce6" office:value-type="string" calcext:value-type="string">
            <text:p>wall_time_[h]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ja</text:p>
          </table:table-cell>
          <table:table-cell table:style-name="ce19" office:value-type="float" office:value="0.0002" calcext:value-type="float">
            <text:p>2,00E-04</text:p>
          </table:table-cell>
          <table:table-cell table:style-name="ce19" office:value-type="float" office:value="500" calcext:value-type="float">
            <text:p>5,00E+02</text:p>
          </table:table-cell>
          <table:table-cell table:style-name="ce19" table:formula="of:=[.E5]/[.F5]" office:value-type="float" office:value="1216.54501216545" calcext:value-type="float">
            <text:p>1,22E+03</text:p>
          </table:table-cell>
          <table:table-cell table:style-name="ce19" office:value-type="float" office:value="0.000001" calcext:value-type="float">
            <text:p>1,00E-06</text:p>
          </table:table-cell>
          <table:table-cell table:style-name="ce27" table:formula="of:=0.000000000822" office:value-type="float" office:value="0.000000000822" calcext:value-type="float">
            <text:p>8,22E-10</text:p>
          </table:table-cell>
          <table:table-cell table:style-name="ce19" table:formula="of:=[.C5]*[.F5]/[.B5]" office:value-type="float" office:value="0.002055" calcext:value-type="float">
            <text:p>2,06E-03</text:p>
          </table:table-cell>
          <table:table-cell table:style-name="ce19" office:value-type="float" office:value="0.00054" calcext:value-type="float">
            <text:p>5,40E-04</text:p>
          </table:table-cell>
          <table:table-cell table:style-name="ce19" office:value-type="float" office:value="0.003" calcext:value-type="float">
            <text:p>3,00E-03</text:p>
          </table:table-cell>
          <table:table-cell table:style-name="ce19" office:value-type="string" calcext:value-type="string">
            <text:p>milan</text:p>
          </table:table-cell>
          <table:table-cell table:style-name="ce30" office:value-type="float" office:value="60" calcext:value-type="float">
            <text:p>60</text:p>
          </table:table-cell>
          <table:table-cell table:style-name="ce19" table:formula="of:=0.1" office:value-type="float" office:value="0.1" calcext:value-type="float">
            <text:p>1,00E-0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flow_time</text:p>
          </table:table-cell>
          <table:table-cell table:style-name="ce19" office:value-type="string" calcext:value-type="string">
            <text:p>h2_r3_6e-6.cas.gz</text:p>
          </table:table-cell>
          <table:table-cell table:style-name="ce19" office:value-type="float" office:value="0.001" calcext:value-type="float">
            <text:p>1,00E-0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6:00:00</text:p>
          </table:table-cell>
          <table:table-cell table:style-name="ce40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346" calcext:value-type="float">
            <text:p>3,46E+02</text:p>
          </table:table-cell>
          <table:table-cell table:style-name="ce15" table:formula="of:=[.E6]/[.F6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822" calcext:value-type="float">
            <text:p>8,22E-10</text:p>
          </table:table-cell>
          <table:table-cell table:style-name="ce15" table:formula="of:=[.C6]*[.F6]/[.B6]" office:value-type="float" office:value="0.00142206" calcext:value-type="float">
            <text:p>1,42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360" calcext:value-type="float">
            <text:p>360</text:p>
          </table:table-cell>
          <table:table-cell table:style-name="ce15" office:value-type="float" office:value="1" calcext:value-type="float">
            <text:p>1,00E+0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7]/[.F7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411" calcext:value-type="float">
            <text:p>4,11E-10</text:p>
          </table:table-cell>
          <table:table-cell table:style-name="ce15" table:formula="of:=[.C7]*[.F7]/[.B7]" office:value-type="float" office:value="0.0010275" calcext:value-type="float">
            <text:p>1,0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8]/[.F8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8]*[.F8]/[.B8]" office:value-type="float" office:value="0.00025" calcext:value-type="float">
            <text:p>2,50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9]/[.F9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9]*[.F9]/[.B9]" office:value-type="float" office:value="0.000025" calcext:value-type="float">
            <text:p>2,50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0]/[.F10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0]*[.F10]/[.B10]" office:value-type="float" office:value="0.00382641" calcext:value-type="float">
            <text:p>3,8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1]/[.F11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411" calcext:value-type="float">
            <text:p>4,11E-10</text:p>
          </table:table-cell>
          <table:table-cell table:style-name="ce15" table:formula="of:=[.C11]*[.F11]/[.B11]" office:value-type="float" office:value="0.001913205" calcext:value-type="float">
            <text:p>1,9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2]/[.F12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2]*[.F12]/[.B12]" office:value-type="float" office:value="0.0004655" calcext:value-type="float">
            <text:p>4,66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3]/[.F13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3]*[.F13]/[.B13]" office:value-type="float" office:value="0.00004655" calcext:value-type="float">
            <text:p>4,66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4]/[.F14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14]*[.F14]/[.B14]" office:value-type="float" office:value="0.00420864" calcext:value-type="float">
            <text:p>4,2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25" calcext:value-type="float">
            <text:p>2,5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72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5]/[.F15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5]*[.F15]/[.B15]" office:value-type="float" office:value="0.001024" calcext:value-type="float">
            <text:p>1,02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6]/[.F16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6]*[.F16]/[.B16]" office:value-type="float" office:value="0.0001024" calcext:value-type="float">
            <text:p>1,02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7]/[.F17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411" calcext:value-type="float">
            <text:p>4,11E-10</text:p>
          </table:table-cell>
          <table:table-cell table:style-name="ce15" table:formula="of:=[.C17]*[.F17]/[.B17]" office:value-type="float" office:value="0.00051375" calcext:value-type="float">
            <text:p>5,14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8]/[.F18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8]*[.F18]/[.B18]" office:value-type="float" office:value="0.000125" calcext:value-type="float">
            <text:p>1,2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9]/[.F19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9]*[.F19]/[.B19]" office:value-type="float" office:value="0.0010275" calcext:value-type="float">
            <text:p>1,0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0]/[.F20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0]*[.F20]/[.B20]" office:value-type="float" office:value="0.0000125" calcext:value-type="float">
            <text:p>1,25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1]/[.F21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1]*[.F21]/[.B21]" office:value-type="float" office:value="0.00023275" calcext:value-type="float">
            <text:p>2,33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2]/[.F22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411" calcext:value-type="float">
            <text:p>4,11E-10</text:p>
          </table:table-cell>
          <table:table-cell table:style-name="ce15" table:formula="of:=[.C22]*[.F22]/[.B22]" office:value-type="float" office:value="0.0009566025" calcext:value-type="float">
            <text:p>9,57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3]/[.F23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3]*[.F23]/[.B23]" office:value-type="float" office:value="0.001913205" calcext:value-type="float">
            <text:p>1,9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4]/[.F24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4]*[.F24]/[.B24]" office:value-type="float" office:value="0.000023275" calcext:value-type="float">
            <text:p>2,33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5]/[.F25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5]*[.F25]/[.B25]" office:value-type="float" office:value="0.000512" calcext:value-type="float">
            <text:p>5,12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4e-6.cas.gz</text:p>
          </table:table-cell>
          <table:table-cell table:style-name="ce15" office:value-type="float" office:value="0.0001" calcext:value-type="float">
            <text:p>1,00E-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6]/[.F26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26]*[.F26]/[.B26]" office:value-type="float" office:value="0.00210432" calcext:value-type="float">
            <text:p>2,10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2" calcext:value-type="float">
            <text:p>2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7]/[.F27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7]*[.F27]/[.B27]" office:value-type="float" office:value="0.0000512" calcext:value-type="float">
            <text:p>5,12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8]/[.F28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8]*[.F28]/[.B28]" office:value-type="float" office:value="0.000685" calcext:value-type="float">
            <text:p>6,8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9]/[.F29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29]*[.F29]/[.B29]" office:value-type="float" office:value="0.0003425" calcext:value-type="float">
            <text:p>3,43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30]/[.F30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30]*[.F30]/[.B30]" office:value-type="float" office:value="0.0000833333333333333" calcext:value-type="float">
            <text:p>8,33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31]/[.F31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31]*[.F31]/[.B31]" office:value-type="float" office:value="0.00000833333333333333" calcext:value-type="float">
            <text:p>8,33E-06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32]/[.F32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32]*[.F32]/[.B32]" office:value-type="float" office:value="0.00127547" calcext:value-type="float">
            <text:p>1,28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33]/[.F33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33]*[.F33]/[.B33]" office:value-type="float" office:value="0.000155166666666667" calcext:value-type="float">
            <text:p>1,5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34]/[.F34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411" calcext:value-type="float">
            <text:p>4,11E-10</text:p>
          </table:table-cell>
          <table:table-cell table:style-name="ce15" table:formula="of:=[.C34]*[.F34]/[.B34]" office:value-type="float" office:value="0.000637735" calcext:value-type="float">
            <text:p>6,38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35]/[.F35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35]*[.F35]/[.B35]" office:value-type="float" office:value="0.0000155166666666667" calcext:value-type="float">
            <text:p>1,55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36]/[.F36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office:value-type="float" office:value="0.0000341333333333333" calcext:value-type="float">
            <text:p>3,41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37]/[.F37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37]*[.F37]/[.B37]" office:value-type="float" office:value="0.00140288" calcext:value-type="float">
            <text:p>1,40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2" calcext:value-type="float">
            <text:p>2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ja</text:p>
          </table:table-cell>
          <table:table-cell table:style-name="ce16" office:value-type="float" office:value="0.0006" calcext:value-type="float">
            <text:p>6,00E-04</text:p>
          </table:table-cell>
          <table:table-cell table:style-name="ce16" office:value-type="float" office:value="2048" calcext:value-type="float">
            <text:p>2,05E+03</text:p>
          </table:table-cell>
          <table:table-cell table:style-name="ce16" table:formula="of:=[.E38]/[.F38]" office:value-type="float" office:value="120000" calcext:value-type="float">
            <text:p>1,20E+05</text:p>
          </table:table-cell>
          <table:table-cell table:style-name="ce16" office:value-type="float" office:value="0.0000012" calcext:value-type="float">
            <text:p>1,20E-06</text:p>
          </table:table-cell>
          <table:table-cell table:style-name="ce16" office:value-type="float" office:value="0.00000000001" calcext:value-type="float">
            <text:p>1,00E-11</text:p>
          </table:table-cell>
          <table:table-cell table:style-name="ce16" table:formula="of:=[.C38]*[.F38]/[.B38]" office:value-type="float" office:value="0.0000341333333333333" calcext:value-type="float">
            <text:p>3,41E-05</text:p>
          </table:table-cell>
          <table:table-cell table:style-name="ce16" office:value-type="float" office:value="0.00054" calcext:value-type="float">
            <text:p>5,40E-04</text:p>
          </table:table-cell>
          <table:table-cell table:style-name="ce16" office:value-type="float" office:value="0.003" calcext:value-type="float">
            <text:p>3,00E-03</text:p>
          </table:table-cell>
          <table:table-cell table:style-name="ce16" office:value-type="string" calcext:value-type="string">
            <text:p>milan</text:p>
          </table:table-cell>
          <table:table-cell table:style-name="ce38" office:value-type="float" office:value="60" calcext:value-type="float">
            <text:p>60</text:p>
          </table:table-cell>
          <table:table-cell table:style-name="ce16" office:value-type="float" office:value="0.5" calcext:value-type="float">
            <text:p>5,00E-0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string" calcext:value-type="string">
            <text:p>flow_time</text:p>
          </table:table-cell>
          <table:table-cell table:style-name="ce16" office:value-type="string" calcext:value-type="string">
            <text:p>h6_r3_4e-6.cas.gz</text:p>
          </table:table-cell>
          <table:table-cell table:style-name="ce16" office:value-type="float" office:value="0.001" calcext:value-type="float">
            <text:p>1,00E-0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string" calcext:value-type="string">
            <text:p>48:00:00</text:p>
          </table:table-cell>
          <table:table-cell table:style-name="ce32" office:value-type="string" calcext:value-type="string">
            <text:p>96:00:00</text:p>
          </table:table-cell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2"/>
          <table:table-cell table:number-columns-repeated="4"/>
          <table:table-cell table:style-name="ce3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A5:Tabelle1.A38">
            <calcext:condition calcext:apply-style-name="Unbenannt1" calcext:value="=&quot;ja&quot;" calcext:base-cell-address="Tabelle1.A5"/>
            <calcext:condition calcext:apply-style-name="Unbenannt2" calcext:value="=&quot;nein&quot;" calcext:base-cell-address="Tabelle1.A5"/>
            <calcext:condition calcext:apply-style-name="Unbenannt3" calcext:value="=&quot;teils&quot;" calcext:base-cell-address="Tabelle1.A5"/>
          </calcext:conditional-format>
        </calcext:conditional-formats>
      </table:table>
      <table:named-expressions/>
      <table:database-ranges>
        <table:database-range table:name="__Anonymous_Sheet_DB__0" table:target-range-address="Tabelle1.A4:Tabelle1.T38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able-cell-properties fo:background-color="#81d41a"/>
    </style:style>
    <style:style style:name="Unbenannt2" style:family="table-cell" style:parent-style-name="Default">
      <style:table-cell-properties fo:background-color="#ff0000"/>
    </style:style>
    <style:style style:name="Unbenannt3" style:family="table-cell" style:parent-style-name="Default">
      <style:table-cell-properties fo:background-color="#ffff00" style:diagonal-bl-tr="none" style:diagonal-tl-br="none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5T09:59:20.308000000</meta:creation-date>
    <dc:date>2022-12-19T09:04:08.851000000</dc:date>
    <meta:editing-duration>PT5H25M52S</meta:editing-duration>
    <meta:editing-cycles>37</meta:editing-cycles>
    <meta:generator>LibreOffice/7.4.2.3$Windows_X86_64 LibreOffice_project/382eef1f22670f7f4118c8c2dd222ec7ad009daf</meta:generator>
    <meta:document-statistic meta:table-count="1" meta:cell-count="701" meta:object-count="0"/>
  </office:meta>
</office:document-meta>
</file>